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17_13-38-07_000.jpg</text:p>
          </table:table-cell>
          <table:table-cell table:style-name="ce19" office:value-type="string">
            <text:p>:m RES 1*1 / free# JVEMV6 70#_3 / 70. CO2 / w:inpregnation;methanation,topic=~,other=~,think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2]=&quot;&quot;;[.C2];CONCATENATE([.C2];&quot; / &quot;;[.E2]))" office:value-type="string" office:string-value=":m RES 1*1 / free# JVEMV6 70#_3 / 70. CO2 / w:inpregnation;methanation,topic=~,other=~,think~">
            <text:p>:m RES 1*1 / free# JVEMV6 70#_3 / 70. CO2 / w:inpregnation;methanation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17_15-39-13_000.jpg</text:p>
          </table:table-cell>
          <table:table-cell table:style-name="ce19" office:value-type="string">
            <text:p>:m RES 1*1 / free# JVEMV6 70#_4 / 70. CO2 / w:ceria;zirconia;hydrotalcite;DBD;nickel-crystallites,topic=~,other=~,think~</text:p>
          </table:table-cell>
          <table:table-cell table:style-name="ce4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3]=&quot;&quot;;[.C3];CONCATENATE([.C3];&quot; / &quot;;[.E3]))" office:value-type="string" office:string-value=":m RES 1*1 / free# JVEMV6 70#_4 / 70. CO2 / w:ceria;zirconia;hydrotalcite;DBD;nickel-crystallites,topic=~,other=~,think~">
            <text:p>:m RES 1*1 / free# JVEMV6 70#_4 / 70. CO2 / w:ceria;zirconia;hydrotalcite;DBD;nickel-crystallites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17_16-59-55_000.jpg</text:p>
          </table:table-cell>
          <table:table-cell table:style-name="ce19" office:value-type="string">
            <text:p>:m RES 1*1 / free# JVEMV6 70#_5 / 70. CO2 / w:strong-basic-sites;Ni-Al2O3-HT;,topic=~,other=~,think~</text:p>
          </table:table-cell>
          <table:table-cell table:style-name="ce18"/>
          <table:table-cell table:style-name="ce4"/>
          <table:table-cell table:style-name="ce4" office:value-type="string">
            <text:p>N-35-35-29.232788 E-139-34-44.710693</text:p>
          </table:table-cell>
          <table:table-cell table:style-name="ce36" table:formula="of:=IF([.E4]=&quot;&quot;;[.C4];CONCATENATE([.C4];&quot; / &quot;;[.E4]))" office:value-type="string" office:string-value=":m RES 1*1 / free# JVEMV6 70#_5 / 70. CO2 / w:strong-basic-sites;Ni-Al2O3-HT;,topic=~,other=~,think~">
            <text:p>:m RES 1*1 / free# JVEMV6 70#_5 / 70. CO2 / w:strong-basic-sites;Ni-Al2O3-HT;,topic=~,other=~,think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17_20-51-15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3-18_01-14-07_000.jpg</text:p>
          </table:table-cell>
          <table:table-cell table:style-name="ce19" office:value-type="string">
            <text:p>:PHOTO 記録 / @自室 / 電池交換 / object=トイレ用：照明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6]=&quot;&quot;;[.C6];CONCATENATE([.C6];&quot; / &quot;;[.E6]))" office:value-type="string" office:string-value=":PHOTO 記録 / @自室 / 電池交換 / object=トイレ用：照明">
            <text:p>:PHOTO 記録 / @自室 / 電池交換 / object=トイレ用：照明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18_03-00-26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3-18_03-00-36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3-18_07-47-33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4.096679 E-139-34-55.037841</text:p>
          </table:table-cell>
          <table:table-cell table:style-name="ce36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8">2021/03/18</text:date>, <text:time>10:39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18T10:39:10.21</dc:date>
    <dc:creator>iwabuchi ken</dc:creator>
    <meta:editing-duration>P32DT1H21M56S</meta:editing-duration>
    <meta:editing-cycles>11953</meta:editing-cycles>
    <meta:document-statistic meta:table-count="1" meta:cell-count="342" meta:object-count="0"/>
  </office:meta>
</office:document-meta>
</file>